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FAA3659C24F98C48.png" manifest:media-type="image/png"/>
  <manifest:file-entry manifest:full-path="Pictures/1000000000000008000000084FF5F8F66DF22F40.png" manifest:media-type="image/png"/>
  <manifest:file-entry manifest:full-path="Pictures/1000000000000008000000083C56928A76EB55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10.522cm" fo:min-width="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10.522cm" fo:min-width="6.9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hatch" draw:fill-color="#ffffff" draw:fill-hatch-name="Hatching_20_2" draw:fill-hatch-solid="false" draw:textarea-horizontal-align="justify" draw:textarea-vertical-align="top" draw:auto-grow-height="false" fo:min-height="5.222cm" fo:min-width="5.9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hatch" draw:fill-color="#ffffff" draw:fill-hatch-name="Hatching_20_2" draw:fill-hatch-solid="false" draw:textarea-horizontal-align="justify" draw:textarea-vertical-align="top" draw:auto-grow-height="false" fo:min-height="1.322cm" fo:min-width="3.3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hatch" draw:fill-color="#ffffff" draw:fill-hatch-name="Hatching_20_2" draw:fill-hatch-solid="false" draw:opacity="100%" draw:opacity-name="" draw:textarea-horizontal-align="justify" draw:textarea-vertical-align="top" draw:auto-grow-height="false" fo:min-height="5.222cm" fo:min-width="5.9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b4c7dc" draw:textarea-horizontal-align="justify" draw:textarea-vertical-align="middle" draw:auto-grow-height="false" fo:min-height="0.95cm" fo:min-width="2.7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2.622cm" fo:min-width="1.78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622cm" fo:min-width="1.78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622cm" fo:min-width="1.772cm" fo:padding-top="0.139cm" fo:padding-bottom="0.139cm" fo:padding-left="0.264cm" fo:padding-right="0.264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2.125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2.1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975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1.589cm" fo:min-width="0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4.038cm" fo:min-width="0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14cm" fo:min-width="0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3.072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0.872cm" fo:padding-top="0.139cm" fo:padding-bottom="0.139cm" fo:padding-left="0.264cm" fo:padding-right="0.264cm"/>
    </style:style>
    <style:style style:name="P1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hatch" draw:fill-color="#ffffff" draw:fill-hatch-name="Hatching_20_2" draw:fill-hatch-solid="false"/>
      <style:paragraph-properties fo:margin-top="0cm" fo:margin-bottom="0cm" fo:text-align="center"/>
      <style:text-properties fo:font-size="12pt" style:font-size-asian="12pt" style:font-size-complex="12pt"/>
    </style:style>
    <style:style style:name="P7" style:family="paragraph">
      <loext:graphic-properties draw:fill="hatch" draw:fill-color="#ffffff" draw:fill-hatch-name="Hatching_20_2" draw:fill-hatch-solid="fals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hatch" draw:fill-color="#ffffff" draw:fill-hatch-name="Hatching_20_2" draw:fill-hatch-solid="false" draw:opacity="100%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b4c7dc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28cm" svg:height="10.8cm" draw:transform="skewX (-0.00610865238198015) translate (1cm 1cm)">
          <text:p text:style-name="P1">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5cm" svg:height="10.8cm" svg:x="12.5cm" svg:y="1cm">
          <text:p text:style-name="P3">RPi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5cm" svg:height="5.5cm" svg:x="13cm" svg:y="2.5cm">
          <text:p text:style-name="P5"><text:span text:style-name="T1">pi.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9cm" svg:height="1.6cm" svg:x="13cm" svg:y="9.5cm">
          <text:p text:style-name="P3"><text:span text:style-name="T1">DataAq.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5cm" svg:height="5.5cm" svg:x="1.5cm" svg:y="2.5cm">
          <text:p text:style-name="P3"><text:span text:style-name="T1">pc.c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2cm" svg:height="1.2cm" svg:x="4.8cm" svg:y="9.9cm">
          <text:p text:style-name="P3"><text:span text:style-name="T1">data.da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31cm" svg:height="2.9cm" svg:x="2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31cm" svg:height="2.9cm" svg:x="5.2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3cm" svg:height="2.9cm" svg:x="13.5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3cm" svg:height="2.9cm" svg:x="16.7cm" svg:y="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cm" svg:height="0.3cm" svg:x="9cm" svg:y="4.3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3cm" svg:height="0.3cm" svg:x="9cm" svg:y="5.67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4.109cm" svg:height="0.725cm" svg:x="8.4cm" svg:y="3.75cm">
          <draw:text-box>
            <text:p><text:span text:style-name="T1">signal </text:span><text:span text:style-name="T1">trans</text:span><text:span text:style-name="T1">missio</text:span><text:span text:style-name="T1">n</text:span></text:p>
          </draw:text-box>
        </draw:frame>
        <draw:frame draw:style-name="gr12" draw:text-style-name="P12" draw:layer="layout" svg:width="3.829cm" svg:height="0.725cm" svg:x="8.6cm" svg:y="5.975cm">
          <draw:text-box>
            <text:p><text:span text:style-name="T1">data transmission</text:span></text:p>
          </draw:text-box>
        </draw:frame>
        <draw:frame draw:style-name="gr12" draw:text-style-name="P13" draw:layer="layout" svg:width="2.441cm" svg:height="0.962cm" svg:x="9.2cm" svg:y="4.713cm">
          <draw:text-box>
            <text:p>Socket</text:p>
          </draw:text-box>
        </draw:frame>
        <draw:frame draw:style-name="gr12" draw:text-style-name="P14" draw:layer="layout" svg:width="2.614cm" svg:height="0.662cm" svg:x="1.886cm" svg:y="3.538cm">
          <draw:text-box>
            <text:p><text:span text:style-name="T2">Send </text:span><text:span text:style-name="T2">Thread</text:span></text:p>
          </draw:text-box>
        </draw:frame>
        <draw:frame draw:style-name="gr12" draw:text-style-name="P14" draw:layer="layout" svg:width="2.614cm" svg:height="0.662cm" svg:x="13.386cm" svg:y="3.538cm">
          <draw:text-box>
            <text:p><text:span text:style-name="T2">Send </text:span><text:span text:style-name="T2">Thread</text:span></text:p>
          </draw:text-box>
        </draw:frame>
        <draw:frame draw:style-name="gr12" draw:text-style-name="P14" draw:layer="layout" svg:width="3.089cm" svg:height="0.662cm" svg:x="4.811cm" svg:y="3.538cm">
          <draw:text-box>
            <text:p><text:span text:style-name="T2">Recieve Thread</text:span></text:p>
          </draw:text-box>
        </draw:frame>
        <draw:frame draw:style-name="gr12" draw:text-style-name="P14" draw:layer="layout" svg:width="3.089cm" svg:height="0.662cm" svg:x="16.3cm" svg:y="3.538cm">
          <draw:text-box>
            <text:p><text:span text:style-name="T2">Recieve </text:span><text:span text:style-name="T2">Thread</text:span></text:p>
          </draw:text-box>
        </draw:frame>
        <draw:custom-shape draw:style-name="gr13" draw:text-style-name="P11" draw:layer="layout" svg:width="0.3cm" svg:height="1.4cm" svg:x="6.9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5" draw:layer="layout" svg:width="2.022cm" svg:height="1.039cm" svg:x="4.878cm" svg:y="8.4cm">
          <draw:text-box>
            <text:p><text:span text:style-name="T3">write data</text:span></text:p>
            <text:p><text:span text:style-name="T3">to file</text:span></text:p>
          </draw:text-box>
        </draw:frame>
        <draw:custom-shape draw:style-name="gr14" draw:text-style-name="P11" draw:layer="layout" svg:width="0.3cm" svg:height="2.1cm" svg:x="14.5cm" svg:y="11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0.3cm" svg:height="4.9cm" svg:x="17.8cm" svg:y="8.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layer="layout" svg:width="0.3cm" svg:height="1.1cm" svg:x="14cm" svg:y="8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4" draw:layer="layout" svg:width="3.6cm" svg:height="1.2cm" svg:x="12.8cm" svg:y="13.6cm">
          <text:p text:style-name="P3">ADC via SPI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4cm" svg:height="1.2cm" svg:x="17.3cm" svg:y="13.6cm">
          <text:p text:style-name="P3">LED</text:p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2.644cm" svg:height="0.887cm" svg:x="14.3cm" svg:y="8.313cm">
          <draw:text-box>
            <text:p text:style-name="P16"><text:span text:style-name="T4">share</text:span><text:span text:style-name="T4">d </text:span><text:span text:style-name="T4">memo</text:span><text:span text:style-name="T4">ry</text:span></text:p>
            <text:p text:style-name="P16"><text:span text:style-name="T4">with </text:span><text:span text:style-name="T4">semap</text:span><text:span text:style-name="T4">ho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Hatching_20_1" draw:display-name="Hatching 1" draw:style="single" draw:color="#800080" draw:distance="0.3cm" draw:rotation="600"/>
    <draw:hatch draw:name="Hatching_20_2" draw:display-name="Hatching 2" draw:style="single" draw:color="#800080" draw:distance="0.51cm" draw:rotation="450"/>
    <draw:fill-image draw:name="Bitmap_20_1" draw:display-name="Bitmap 1" xlink:href="Pictures/1000000000000008000000084FF5F8F66DF22F40.png" xlink:type="simple" xlink:show="embed" xlink:actuate="onLoad"/>
    <draw:fill-image draw:name="Bitmap_20_2" draw:display-name="Bitmap 2" xlink:href="Pictures/1000000000000008000000084FF5F8F66DF22F40.png" xlink:type="simple" xlink:show="embed" xlink:actuate="onLoad"/>
    <draw:fill-image draw:name="Bitmap_20_3" draw:display-name="Bitmap 3" xlink:href="Pictures/1000000000000008000000083C56928A76EB557B.png" xlink:type="simple" xlink:show="embed" xlink:actuate="onLoad"/>
    <draw:fill-image draw:name="Bitmap_20_4" draw:display-name="Bitmap 4" xlink:href="Pictures/1000000000000008000000083C56928A76EB557B.png" xlink:type="simple" xlink:show="embed" xlink:actuate="onLoad"/>
    <draw:fill-image draw:name="Bitmap_20_5" draw:display-name="Bitmap 5" xlink:href="Pictures/1000000000000008000000083C56928A76EB557B.png" xlink:type="simple" xlink:show="embed" xlink:actuate="onLoad"/>
    <draw:fill-image draw:name="Bitmap_20_6" draw:display-name="Bitmap 6" xlink:href="Pictures/1000000000000008000000083C56928A76EB557B.png" xlink:type="simple" xlink:show="embed" xlink:actuate="onLoad"/>
    <draw:fill-image draw:name="Dark_20_Downward_20_Diagonal" draw:display-name="Dark Downward Diagonal" xlink:href="Pictures/100000000000000800000008FAA3659C24F98C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1T18:17:30.772055396</meta:creation-date>
    <dc:date>2020-12-01T19:24:49.735354114</dc:date>
    <meta:editing-duration>PT1M47S</meta:editing-duration>
    <meta:editing-cycles>1</meta:editing-cycles>
    <meta:document-statistic meta:object-count="27"/>
    <meta:generator>LibreOffice/6.1.5.2$Linux_X86_64 LibreOffice_project/10$Build-2</meta:generator>
  </office:meta>
</office:document-meta>
</file>